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9cf6" officeooo:paragraph-rsid="000f9cf6"/>
    </style:style>
    <style:style style:name="P2" style:family="paragraph" style:parent-style-name="Standard">
      <style:paragraph-properties fo:text-align="center" style:justify-single-word="false"/>
      <style:text-properties fo:font-weight="bold" officeooo:rsid="000f9cf6" officeooo:paragraph-rsid="000f9cf6" style:font-weight-asian="bold" style:font-weight-complex="bold"/>
    </style:style>
    <style:style style:name="P3" style:family="paragraph" style:parent-style-name="Standard">
      <style:paragraph-properties fo:text-align="center" style:justify-single-word="false"/>
      <style:text-properties fo:font-weight="bold" officeooo:rsid="0014c9cb" officeooo:paragraph-rsid="0014c9cb" style:font-weight-asian="bold" style:font-weight-complex="bold"/>
    </style:style>
    <style:style style:name="P4" style:family="paragraph" style:parent-style-name="Standard">
      <style:text-properties officeooo:rsid="0010369a" officeooo:paragraph-rsid="0010369a"/>
    </style:style>
    <style:style style:name="P5" style:family="paragraph" style:parent-style-name="Standard">
      <style:text-properties officeooo:rsid="00128d38" officeooo:paragraph-rsid="00128d38"/>
    </style:style>
    <style:style style:name="P6" style:family="paragraph" style:parent-style-name="Standard">
      <style:text-properties officeooo:rsid="00134a47" officeooo:paragraph-rsid="00134a47"/>
    </style:style>
    <style:style style:name="P7" style:family="paragraph" style:parent-style-name="Standard">
      <style:text-properties officeooo:rsid="0015a50e" officeooo:paragraph-rsid="0015a50e"/>
    </style:style>
    <style:style style:name="P8" style:family="paragraph" style:parent-style-name="Standard">
      <style:text-properties officeooo:rsid="0015a50e" officeooo:paragraph-rsid="00173a3a"/>
    </style:style>
    <style:style style:name="P9" style:family="paragraph" style:parent-style-name="Standard">
      <style:text-properties style:text-underline-style="solid" style:text-underline-width="auto" style:text-underline-color="font-color" officeooo:rsid="0015a50e" officeooo:paragraph-rsid="0015a50e"/>
    </style:style>
    <style:style style:name="P10" style:family="paragraph" style:parent-style-name="Standard">
      <style:text-properties officeooo:rsid="001936da" officeooo:paragraph-rsid="001936da"/>
    </style:style>
    <style:style style:name="P11" style:family="paragraph" style:parent-style-name="Standard">
      <style:paragraph-properties fo:padding="0.0291in" fo:border-left="none" fo:border-right="none" fo:border-top="none" fo:border-bottom="0.06pt solid #000000" style:join-border="false"/>
      <style:text-properties officeooo:rsid="001936da" officeooo:paragraph-rsid="001936da"/>
    </style:style>
    <style:style style:name="P12" style:family="paragraph" style:parent-style-name="Standard">
      <style:text-properties fo:color="#000000" style:font-name="Liberation Serif" fo:font-size="12pt" officeooo:paragraph-rsid="002fdc29" fo:background-color="transparent" style:font-size-asian="12pt" style:font-size-complex="12pt"/>
    </style:style>
    <style:style style:name="P13" style:family="paragraph" style:parent-style-name="Text_20_body">
      <style:text-properties officeooo:paragraph-rsid="002aa57a"/>
    </style:style>
    <style:style style:name="P14" style:family="paragraph" style:parent-style-name="Text_20_body">
      <style:text-properties style:font-name="Liberation Serif"/>
    </style:style>
    <style:style style:name="P15" style:family="paragraph" style:parent-style-name="Text_20_body" style:list-style-name="L1">
      <style:text-properties style:font-name="Liberation Serif"/>
    </style:style>
    <style:style style:name="P16" style:family="paragraph" style:parent-style-name="Text_20_body">
      <style:paragraph-properties fo:margin-top="0in" fo:margin-bottom="0.1965in" loext:contextual-spacing="false"/>
      <style:text-properties officeooo:paragraph-rsid="002fdc29"/>
    </style:style>
    <style:style style:name="P17" style:family="paragraph" style:parent-style-name="Text_20_body">
      <style:paragraph-properties fo:margin-top="0in" fo:margin-bottom="0.1965in" loext:contextual-spacing="false"/>
      <style:text-properties officeooo:paragraph-rsid="00304ee9"/>
    </style:style>
    <style:style style:name="P18" style:family="paragraph" style:parent-style-name="Preformatted_20_Text">
      <style:paragraph-properties fo:margin-top="0in" fo:margin-bottom="0.1965in" loext:contextual-spacing="false"/>
      <style:text-properties officeooo:paragraph-rsid="002fdc29"/>
    </style:style>
    <style:style style:name="P19" style:family="paragraph" style:parent-style-name="Preformatted_20_Text">
      <style:text-properties officeooo:paragraph-rsid="002fdc29"/>
    </style:style>
    <style:style style:name="T1" style:family="text">
      <style:text-properties officeooo:rsid="00119be5"/>
    </style:style>
    <style:style style:name="T2" style:family="text">
      <style:text-properties officeooo:rsid="00128d38"/>
    </style:style>
    <style:style style:name="T3" style:family="text">
      <style:text-properties officeooo:rsid="0012e059"/>
    </style:style>
    <style:style style:name="T4" style:family="text">
      <style:text-properties style:text-position="super 58%"/>
    </style:style>
    <style:style style:name="T5" style:family="text">
      <style:text-properties officeooo:rsid="00173a3a"/>
    </style:style>
    <style:style style:name="T6" style:family="text">
      <style:text-properties officeooo:rsid="001ada86"/>
    </style:style>
    <style:style style:name="T7" style:family="text">
      <style:text-properties officeooo:rsid="001c6193"/>
    </style:style>
    <style:style style:name="T8" style:family="text">
      <style:text-properties officeooo:rsid="001d2105"/>
    </style:style>
    <style:style style:name="T9" style:family="text">
      <style:text-properties style:font-name="Liberation Serif" fo:font-size="12pt" officeooo:rsid="002aa57a" style:font-size-asian="10.5pt" style:font-size-complex="12pt"/>
    </style:style>
    <style:style style:name="T10" style:family="text">
      <style:text-properties officeooo:rsid="001f5ef5"/>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style:font-size-asian="12pt" style:font-size-complex="12pt"/>
    </style:style>
    <style:style style:name="T13" style:family="text">
      <style:text-properties fo:font-size="12pt" officeooo:rsid="00214bd9" style:font-size-asian="12pt" style:font-size-complex="12pt"/>
    </style:style>
    <style:style style:name="T14" style:family="text">
      <style:text-properties fo:font-size="12pt" officeooo:rsid="001d2105" style:font-size-asian="12pt" style:font-size-complex="12pt"/>
    </style:style>
    <style:style style:name="T15" style:family="text">
      <style:text-properties fo:font-size="12pt" officeooo:rsid="001ed877" style:font-size-asian="12pt" style:font-size-complex="12pt"/>
    </style:style>
    <style:style style:name="T16" style:family="text">
      <style:text-properties fo:font-size="12pt" officeooo:rsid="0028c0b9" style:font-size-asian="10.5pt" style:font-size-complex="12pt"/>
    </style:style>
    <style:style style:name="T17" style:family="text">
      <style:text-properties fo:font-weight="bold" style:font-weight-asian="bold" style:font-weight-complex="bold"/>
    </style:style>
    <style:style style:name="T18" style:family="text">
      <style:text-properties style:font-name="Liberation Serif"/>
    </style:style>
    <style:style style:name="T19" style:family="text">
      <style:text-properties style:font-name="Liberation Serif" fo:font-size="12pt" officeooo:rsid="002c5fae" style:font-size-asian="10.5pt" style:font-size-complex="12pt"/>
    </style:style>
    <style:style style:name="T20" style:family="text">
      <style:text-properties style:font-name="Liberation Serif" fo:font-size="12pt" officeooo:rsid="002e27ce" style:font-size-asian="10.5pt" style:font-size-complex="12pt"/>
    </style:style>
    <style:style style:name="T21" style:family="text">
      <style:text-properties style:font-name="Liberation Serif" fo:font-size="12pt" officeooo:rsid="0028c0b9" style:font-size-asian="10.5pt" style:font-size-complex="12pt"/>
    </style:style>
    <style:style style:name="T22" style:family="text">
      <style:text-properties style:font-name="Liberation Serif" fo:font-size="12pt" officeooo:rsid="00298aa0" style:font-size-asian="10.5pt" style:font-size-complex="12pt"/>
    </style:style>
    <style:style style:name="T23" style:family="text">
      <style:text-properties style:font-name="Liberation Serif" fo:font-size="12pt" fo:font-weight="bold" officeooo:rsid="002c5fae" style:font-size-asian="10.5pt" style:font-weight-asian="bold" style:font-size-complex="12pt" style:font-weight-complex="bold"/>
    </style:style>
    <style:style style:name="T24" style:family="text">
      <style:text-properties style:font-name="Liberation Serif" fo:font-size="12pt" fo:font-weight="bold" officeooo:rsid="0028c0b9" style:font-size-asian="10.5pt" style:font-weight-asian="bold" style:font-size-complex="12pt" style:font-weight-complex="bold"/>
    </style:style>
    <style:style style:name="T25" style:family="text">
      <style:text-properties style:font-name="Liberation Serif" fo:font-size="12pt" fo:font-weight="bold" officeooo:rsid="002e27ce" style:font-size-asian="10.5pt" style:font-weight-asian="bold" style:font-size-complex="12pt" style:font-weight-complex="bold"/>
    </style:style>
    <style:style style:name="T26" style:family="text">
      <style:text-properties style:font-name="Liberation Serif" fo:font-size="12pt" fo:font-weight="bold" officeooo:rsid="002e27ce" style:font-size-asian="12pt" style:font-weight-asian="bold" style:font-size-complex="12pt" style:font-weight-complex="bold"/>
    </style:style>
    <style:style style:name="T27" style:family="text">
      <style:text-properties style:font-name="Liberation Serif" fo:font-size="12pt" fo:font-weight="bold" officeooo:rsid="0048b2de" style:font-size-asian="12pt" style:font-weight-asian="bold" style:font-size-complex="12pt" style:font-weight-complex="bold"/>
    </style:style>
    <style:style style:name="T28" style:family="text">
      <style:text-properties style:font-name="Liberation Serif" fo:font-size="12pt" officeooo:rsid="00261934" fo:background-color="transparent" loext:char-shading-value="0" style:font-size-asian="12pt" style:font-size-complex="12pt"/>
    </style:style>
    <style:style style:name="T29" style:family="text">
      <style:text-properties style:font-name="Liberation Serif" fo:font-size="12pt" officeooo:rsid="0032702d" fo:background-color="transparent" loext:char-shading-value="0" style:font-size-asian="12pt" style:font-size-complex="12pt"/>
    </style:style>
    <style:style style:name="T30" style:family="text">
      <style:text-properties style:font-name="Liberation Serif" fo:font-size="12pt" officeooo:rsid="00286b78" fo:background-color="transparent" loext:char-shading-value="0" style:font-size-asian="12pt" style:font-size-complex="12pt"/>
    </style:style>
    <style:style style:name="T31" style:family="text">
      <style:text-properties style:font-name="Liberation Serif" fo:font-size="12pt" officeooo:rsid="00261934" style:font-size-asian="12pt" style:font-size-complex="12pt"/>
    </style:style>
    <style:style style:name="T32" style:family="text">
      <style:text-properties style:font-name="Liberation Serif" fo:font-size="12pt" officeooo:rsid="002e27ce" style:font-size-asian="12pt" style:font-size-complex="12pt"/>
    </style:style>
    <style:style style:name="T33" style:family="text">
      <style:text-properties style:font-name="Liberation Serif" fo:font-size="12pt" fo:font-weight="normal" officeooo:rsid="00261934" style:font-size-asian="12pt" style:font-weight-asian="normal" style:font-size-complex="12pt" style:font-weight-complex="normal"/>
    </style:style>
    <style:style style:name="T34" style:family="text">
      <style:text-properties style:font-name="Liberation Serif" fo:font-size="12pt" fo:font-weight="normal" officeooo:rsid="0025bde1" style:font-size-asian="12pt" style:font-weight-asian="normal" style:font-size-complex="12pt" style:font-weight-complex="normal"/>
    </style:style>
    <style:style style:name="T35" style:family="text">
      <style:text-properties style:font-name="Liberation Serif" fo:font-size="12pt" fo:font-weight="normal" officeooo:rsid="002709dc" fo:background-color="transparent" loext:char-shading-value="0" style:font-size-asian="12pt" style:font-weight-asian="normal" style:font-size-complex="12pt" style:font-weight-complex="normal"/>
    </style:style>
    <style:style style:name="T36" style:family="text">
      <style:text-properties style:font-name="Liberation Serif" fo:font-size="12pt" fo:font-weight="normal" officeooo:rsid="002e27ce" style:font-size-asian="10.5pt" style:font-weight-asian="normal" style:font-size-complex="12pt" style:font-weight-complex="normal"/>
    </style:style>
    <style:style style:name="T37" style:family="text">
      <style:text-properties style:font-name="Liberation Serif" fo:font-size="12pt" fo:background-color="#cccccc" loext:char-shading-value="0" style:font-size-asian="12pt" style:font-size-complex="12pt"/>
    </style:style>
    <style:style style:name="T38" style:family="text">
      <style:text-properties style:font-name="Liberation Serif" fo:font-size="12pt" officeooo:rsid="002fdc29" fo:background-color="#cccccc" loext:char-shading-value="0" style:font-size-asian="12pt" style:font-size-complex="12pt"/>
    </style:style>
    <style:style style:name="T39" style:family="text">
      <style:text-properties style:font-name="Liberation Serif" officeooo:rsid="001f5ef5"/>
    </style:style>
    <style:style style:name="T40" style:family="text">
      <style:text-properties style:font-name="Liberation Serif" officeooo:rsid="00261934"/>
    </style:style>
    <style:style style:name="T41" style:family="text">
      <style:text-properties style:font-name="Liberation Serif" officeooo:rsid="00261934" fo:background-color="transparent" loext:char-shading-value="0"/>
    </style:style>
    <style:style style:name="T42" style:family="text">
      <style:text-properties style:font-name="Liberation Serif" officeooo:rsid="00286b78" fo:background-color="transparent" loext:char-shading-value="0"/>
    </style:style>
    <style:style style:name="T43" style:family="text">
      <style:text-properties style:font-name="Liberation Serif" fo:font-weight="bold" style:font-weight-asian="bold" style:font-weight-complex="bold"/>
    </style:style>
    <style:style style:name="T44" style:family="text">
      <style:text-properties style:font-name="Liberation Serif" fo:font-weight="bold" officeooo:rsid="0023edda" style:font-weight-asian="bold" style:font-weight-complex="bold"/>
    </style:style>
    <style:style style:name="T45" style:family="text">
      <style:text-properties style:font-name="Liberation Serif" fo:font-weight="bold" officeooo:rsid="00214bd9" style:font-weight-asian="bold" style:font-weight-complex="bold"/>
    </style:style>
    <style:style style:name="T46" style:family="text">
      <style:text-properties style:font-name="Liberation Serif" fo:font-weight="bold" officeooo:rsid="00226c44" style:font-weight-asian="bold" style:font-weight-complex="bold"/>
    </style:style>
    <style:style style:name="T47" style:family="text">
      <style:text-properties style:font-name="Liberation Serif" fo:font-weight="normal" style:font-weight-asian="normal" style:font-weight-complex="normal"/>
    </style:style>
    <style:style style:name="T48" style:family="text">
      <style:text-properties style:font-name="Liberation Serif" fo:font-weight="normal" officeooo:rsid="00286b78" style:font-weight-asian="normal" style:font-weight-complex="normal"/>
    </style:style>
    <style:style style:name="T49" style:family="text">
      <style:text-properties style:font-name="Liberation Serif" fo:font-weight="normal" officeooo:rsid="002709dc" style:font-weight-asian="normal" style:font-weight-complex="normal"/>
    </style:style>
    <style:style style:name="T50" style:family="text">
      <style:text-properties style:font-name="Liberation Serif" fo:font-weight="normal" officeooo:rsid="00214bd9" style:font-weight-asian="normal" style:font-weight-complex="normal"/>
    </style:style>
    <style:style style:name="T51" style:family="text">
      <style:text-properties style:font-name="Liberation Serif" fo:font-weight="normal" officeooo:rsid="0023edda" style:font-weight-asian="normal" style:font-weight-complex="normal"/>
    </style:style>
    <style:style style:name="T52" style:family="text">
      <style:text-properties style:font-name="Liberation Serif" fo:font-weight="normal" officeooo:rsid="0025bde1" style:font-weight-asian="normal" style:font-weight-complex="normal"/>
    </style:style>
    <style:style style:name="T53" style:family="text">
      <style:text-properties style:font-name="Liberation Serif" fo:font-weight="normal" officeooo:rsid="002709dc" fo:background-color="transparent" loext:char-shading-value="0" style:font-weight-asian="normal" style:font-weight-complex="normal"/>
    </style:style>
    <style:style style:name="T54" style:family="text">
      <style:text-properties style:font-name="Liberation Serif" officeooo:rsid="00214bd9"/>
    </style:style>
    <style:style style:name="T55" style:family="text">
      <style:text-properties style:font-name="Liberation Serif" officeooo:rsid="00226c44"/>
    </style:style>
    <style:style style:name="T56" style:family="text">
      <style:text-properties style:font-name="Liberation Serif" fo:font-style="normal" fo:font-weight="bold" officeooo:rsid="00226c44" style:font-style-asian="normal" style:font-weight-asian="bold" style:font-style-complex="normal" style:font-weight-complex="bold"/>
    </style:style>
    <style:style style:name="T57" style:family="text">
      <style:text-properties style:font-name="Liberation Serif" fo:font-style="normal" fo:font-weight="normal" officeooo:rsid="00226c44" style:font-style-asian="normal" style:font-weight-asian="normal" style:font-style-complex="normal" style:font-weight-complex="normal"/>
    </style:style>
    <style:style style:name="T58" style:family="text">
      <style:text-properties style:font-name="Liberation Serif" fo:font-style="normal" fo:font-weight="normal" officeooo:rsid="00286b78" style:font-style-asian="normal" style:font-weight-asian="normal" style:font-style-complex="normal" style:font-weight-complex="normal"/>
    </style:style>
    <style:style style:name="T59" style:family="text">
      <style:text-properties style:font-name="Liberation Serif" officeooo:rsid="0028c0b9"/>
    </style:style>
    <style:style style:name="T60" style:family="text">
      <style:text-properties fo:color="#ff33ff"/>
    </style:style>
    <style:style style:name="T61" style:family="text">
      <style:text-properties fo:color="#ff33ff" style:font-name="Liberation Serif" fo:font-size="12pt" officeooo:rsid="002e27ce" style:font-size-asian="12pt" style:font-size-complex="12pt"/>
    </style:style>
    <style:style style:name="T62" style:family="text">
      <style:text-properties fo:color="#000000" style:font-name="Liberation Serif" fo:font-size="12pt" fo:font-weight="bold" officeooo:rsid="002e27ce" style:font-size-asian="12pt" style:font-weight-asian="bold" style:font-size-complex="12pt" style:font-weight-complex="bold"/>
    </style:style>
    <style:style style:name="T63" style:family="text">
      <style:text-properties fo:color="#000000" style:font-name="Liberation Serif" fo:font-size="12pt" style:font-size-asian="12pt" style:font-size-complex="12pt"/>
    </style:style>
    <style:style style:name="T64" style:family="text">
      <style:text-properties fo:color="#000000" style:font-name="Liberation Serif" fo:font-size="12pt" officeooo:rsid="002e27ce" style:font-size-asian="12pt" style:font-size-complex="12pt"/>
    </style:style>
    <style:style style:name="T65" style:family="text">
      <style:text-properties fo:color="#000000" style:font-name="Liberation Serif" fo:font-size="12pt" officeooo:rsid="002fdc29" style:font-size-asian="12pt" style:font-size-complex="12pt"/>
    </style:style>
    <style:style style:name="T66" style:family="text">
      <style:text-properties fo:color="#000000" style:font-name="Liberation Serif" fo:font-size="12pt" fo:background-color="#cccccc" loext:char-shading-value="0" style:font-size-asian="12pt" style:font-size-complex="12pt"/>
    </style:style>
    <style:style style:name="T67" style:family="text">
      <style:text-properties fo:color="#000000" style:font-name="Liberation Serif" fo:font-size="12pt" officeooo:rsid="002fdc29" fo:background-color="#cccccc" loext:char-shading-value="0" style:font-size-asian="12pt" style:font-size-complex="12pt"/>
    </style:style>
    <style:style style:name="T68" style:family="text">
      <style:text-properties fo:color="#000000" style:font-name="Liberation Serif" fo:font-size="12pt" fo:background-color="transparent" loext:char-shading-value="0" style:font-size-asian="12pt" style:font-size-complex="12pt"/>
    </style:style>
    <style:style style:name="T69" style:family="text">
      <style:text-properties fo:color="#000000" style:font-name="Liberation Serif" fo:font-size="12pt" officeooo:rsid="002fdc29" fo:background-color="transparent" loext:char-shading-value="0" style:font-size-asian="12pt" style:font-size-complex="12pt"/>
    </style:style>
    <style:style style:name="T70" style:family="text">
      <style:text-properties fo:color="#000000" style:font-name="Liberation Serif" fo:font-size="12pt" officeooo:rsid="00304ee9" fo:background-color="transparent" loext:char-shading-value="0" style:font-size-asian="12pt" style:font-size-complex="12pt"/>
    </style:style>
    <style:style style:name="T71" style:family="text">
      <style:text-properties fo:color="#000000" style:font-name="Liberation Serif" fo:font-size="12pt" fo:font-style="italic" fo:background-color="transparent" loext:char-shading-value="0" style:font-size-asian="12pt" style:font-style-asian="italic" style:font-size-complex="12pt" style:font-style-complex="italic"/>
    </style:style>
    <style:style style:name="T72" style:family="text">
      <style:text-properties fo:color="#000000" style:font-name="Liberation Serif" fo:font-size="12pt" fo:font-style="italic" officeooo:rsid="002fdc29" fo:background-color="transparent" loext:char-shading-value="0"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jango Girls</text:p>
      <text:p text:style-name="P3">26<text:span text:style-name="T4">th</text:span> september 2015</text:p>
      <text:p text:style-name="P1"/>
      <text:p text:style-name="P9">theoretical part</text:p>
      <text:p text:style-name="P1"/>
      <text:p text:style-name="P1">html is not a programming language ↔ you can only write instructions, you can't connect to the database</text:p>
      <text:p text:style-name="P1"/>
      <text:p text:style-name="P4">programming language ↔ you can write actions/functions and connect to the database</text:p>
      <text:p text:style-name="P5">ex: PHP, SQL, <text:span text:style-name="T3">Python, Javascript</text:span></text:p>
      <text:p text:style-name="P4">WordPress is wri<text:span text:style-name="T1">t</text:span>ten in PHP, <text:span text:style-name="T2">is a user interface</text:span></text:p>
      <text:p text:style-name="P4"/>
      <text:p text:style-name="P4">Database = table/chart org<text:span text:style-name="T7">a</text:span>nising information &amp; functions </text:p>
      <text:p text:style-name="P4"/>
      <text:p text:style-name="P5">for static website: use pure html</text:p>
      <text:p text:style-name="P5">because <text:span text:style-name="T10">it is </text:span>very complicate to do changes</text:p>
      <text:p text:style-name="P5"/>
      <text:p text:style-name="P5">Content Management System ↔ to manage system</text:p>
      <text:p text:style-name="P5">ex: WordPress</text:p>
      <text:p text:style-name="P5">option: you can code from there too, if you want</text:p>
      <text:p text:style-name="P5"/>
      <text:p text:style-name="P5">Framework:</text:p>
      <text:p text:style-name="P5">ex: <text:span text:style-name="T3">Django</text:span></text:p>
      <text:p text:style-name="P5">you have to code the whole website and the database</text:p>
      <text:p text:style-name="P6">framework structure: urls.py / views.py / models.py/ templates <text:s/></text:p>
      <text:p text:style-name="P5"/>
      <text:p text:style-name="P5">SQL (to create a database, backend) ↔ PYTHON ↔ html/css (frontend)</text:p>
      <text:p text:style-name="P5"/>
      <text:p text:style-name="P9">practical part</text:p>
      <text:p text:style-name="P7">Ctr<text:span text:style-name="T5">l</text:span> + Shift + t ↔ creating a new tab in the command </text:p>
      <text:p text:style-name="P8">Ctr<text:span text:style-name="T5">l</text:span> + Shift <text:span text:style-name="T5">(command) = </text:span>Ctr<text:span text:style-name="T5">l</text:span> <text:span text:style-name="T5">(outside the command) for keyboard tricks</text:span></text:p>
      <text:p text:style-name="P8"/>
      <text:p text:style-name="P10">deploy = move the code from local server (myvenv) to public/live server (internet)</text:p>
      <text:p text:style-name="P10">GitHup ↔ Archive to store your code</text:p>
      <text:p text:style-name="P10">PythonAnywhere ↔ live server</text:p>
      <text:p text:style-name="P10">.. <text:span text:style-name="T6">↔ go next level up</text:span></text:p>
      <text:p text:style-name="P10"/>
      <text:p text:style-name="P11"/>
      <text:p text:style-name="P7"/>
      <text:p text:style-name="P14"><text:span text:style-name="T17">éditeur de texte</text:span>: </text:p>
      <text:p text:style-name="P14">pour écrire un code de plus d'une ligne et le sauvegarder, possède des fonctionnalités de programmation (ex: couleurs, guillemets)</text:p>
      <text:p text:style-name="P14"><text:span text:style-name="T17">terminal</text:span>: </text:p>
      <text:list xml:id="list4563950831501945041" text:style-name="L1">
        <text:list-item>
          <text:p text:style-name="P15"><text:span text:style-name="T8">pour définir le dossier courant et l'</text:span><text:span text:style-name="T14">interpréteur Python </text:span><text:span text:style-name="T15">(= </text:span><text:span text:style-name="T13">la </text:span><text:span text:style-name="T15">console Python) pour y </text:span><text:span text:style-name="T8">instruire des </text:span>commande<text:span text:style-name="T8">s</text:span></text:p>
        </text:list-item>
        <text:list-item>
          <text:p text:style-name="P15">pour exécuter le code écrit dans l'éditeur de texte.</text:p>
        </text:list-item>
      </text:list>
      <text:p text:style-name="P14"/>
      <text:p text:style-name="P14"><text:soft-page-break/><text:span text:style-name="T17">serveur</text:span>: </text:p>
      <text:p text:style-name="Text_20_body"><text:span text:style-name="T39">recoit des requêtes et renvoie des réponses. Il faut l</text:span><text:span text:style-name="T18">ancer le serveur web </text:span><text:span text:style-name="T40">(en exécutan</text:span><text:span text:style-name="T41">t “</text:span><text:span text:style-name="Source_20_Text"><text:span text:style-name="T28">python manage.py runserver” dans la console) </text:span></text:span><text:span text:style-name="T41">pour vérifier que le site fonctionne et taper l'url sur le navigateur web </text:span><text:span text:style-name="T42">(=pour rendre visible </text:span><text:span text:style-name="T29">dans l'interface d'administration </text:span><text:span text:style-name="T42">les </text:span><text:span text:style-name="T29">modèle</text:span><text:span text:style-name="T30">s</text:span><text:span text:style-name="T29"> </text:span><text:span text:style-name="T30">créés dans le framework)</text:span><text:span text:style-name="T40">. Attention! </text:span><text:span text:style-name="T31">Tant que le serveur web sera lancé, il va monopoliser la console. Pour pouvoir taper de nouvelles commandes pendant que le serveur tourne, il faut ouvrir une nouvelle console et activer à nouveau l</text:span><text:span text:style-name="T33">e virtualenv. </text:span><text:span text:style-name="T31">Pour arrêter le serveur web, retourner dans la console où il se trouve et appuyez s</text:span><text:span text:style-name="T28">ur CTRL+C.</text:span></text:p>
      <text:p text:style-name="P14"><text:span text:style-name="T11">framework web</text:span><text:span text:style-name="T12"> est un ensemble de composants qui aide à développer des sites web plus rapidement et plus facilement. </text:span><text:span text:style-name="T13">Il présente une certaine structure à conserver.</text:span></text:p>
      <text:p text:style-name="Text_20_body"><text:span text:style-name="T43">environnement virtuel</text:span><text:span text:style-name="T18"> = un dossier composé lui-même d'autres dossiers et de fichiers. Chaque projet aura sa propre configuration en Python/Django grâce à virtualenv. Ce qui veut dire que si vous modifiez un site web, ça n'affectera pas les autres sites sur lesquels vous travaillez. Tout ce dont vous avez besoin, c'est de trouver un dossier où vous voulez créer votre </text:span><text:span text:style-name="Source_20_Text"><text:span text:style-name="T47">virtualenv.</text:span></text:span></text:p>
      <text:p text:style-name="Text_20_body"><text:span text:style-name="Source_20_Text"><text:span text:style-name="T48">e</text:span></text:span><text:span text:style-name="Source_20_Text"><text:span text:style-name="T49">xécuter la comma</text:span></text:span><text:span text:style-name="Source_20_Text"><text:span text:style-name="T53">nde “</text:span></text:span><text:span text:style-name="Source_20_Text"><text:span text:style-name="T35">~/djangogirls$ source myvenv/bin/activate” pour activer le virtualenv dans le dossier djangogirls.</text:span></text:span></text:p>
      <text:p text:style-name="Text_20_body"><text:span text:style-name="Source_20_Text"><text:span text:style-name="T47">la </text:span></text:span><text:span text:style-name="Source_20_Text"><text:span text:style-name="T43">programmation orientée objets</text:span></text:span><text:span text:style-name="Source_20_Text"><text:span text:style-name="T47">:</text:span></text:span></text:p>
      <text:p text:style-name="Text_20_body"><text:span text:style-name="Source_20_Text"><text:span text:style-name="T47"><text:tab/></text:span></text:span><text:span text:style-name="Source_20_Text"><text:span text:style-name="T43">objet</text:span></text:span><text:span text:style-name="Source_20_Text"><text:span text:style-name="T50">=</text:span></text:span><text:span text:style-name="Source_20_Text"><text:span text:style-name="T47">une collection de propriétés </text:span></text:span><text:span text:style-name="Source_20_Text"><text:span text:style-name="T50">(</text:span></text:span><text:span text:style-name="Source_20_Text"><text:span text:style-name="T47">propriétés des objets</text:span></text:span><text:span text:style-name="Source_20_Text"><text:span text:style-name="T50">) </text:span></text:span><text:span text:style-name="Source_20_Text"><text:span text:style-name="T47">e</text:span></text:span><text:span text:style-name="Source_20_Text"><text:span text:style-name="T18">t des actions (méthodes</text:span></text:span><text:span text:style-name="Source_20_Text"><text:span text:style-name="T54">)</text:span></text:span></text:p>
      <text:p text:style-name="Text_20_body"><text:span text:style-name="Source_20_Text"><text:span text:style-name="T54"><text:tab/></text:span></text:span><text:span text:style-name="Source_20_Text"><text:span text:style-name="T44">modèle</text:span></text:span><text:span text:style-name="Source_20_Text"><text:span text:style-name="T51">=objet défini avec certaines propiétés </text:span></text:span><text:span text:style-name="Source_20_Text"><text:span text:style-name="T52">(</text:span></text:span><text:span text:style-name="Source_20_Text"><text:span text:style-name="T51">et le</text:span></text:span><text:span text:style-name="Source_20_Text"><text:span text:style-name="T52">ur</text:span></text:span><text:span text:style-name="Source_20_Text"><text:span text:style-name="T51"> type</text:span></text:span><text:span text:style-name="Source_20_Text"><text:span text:style-name="T34">) et certaines méthodes</text:span></text:span></text:p>
      <text:p text:style-name="Text_20_body"><text:span text:style-name="Source_20_Text"><text:span text:style-name="T45">base de données</text:span></text:span><text:span text:style-name="Source_20_Text"><text:span text:style-name="T54"> = <text:s/>une collection de données où l'on stocke toutes les informations (la base de données </text:span></text:span><text:span text:style-name="Source_20_Text"><text:span text:style-name="T46">SQLite </text:span></text:span><text:span text:style-name="Source_20_Text"><text:span text:style-name="T55">est la base de données par défaut dans Django)</text:span></text:span></text:p>
      <text:p text:style-name="Text_20_body"><text:span text:style-name="Emphasis"><text:span text:style-name="T56">superuser</text:span></text:span><text:span text:style-name="Source_20_Text"><text:span text:style-name="T57"> </text:span></text:span><text:span text:style-name="Source_20_Text"><text:span text:style-name="T58">= </text:span></text:span><text:span text:style-name="Source_20_Text"><text:span text:style-name="T55">utilisateur qui contrôlel'intégralité du site. En se connectant en tant que superutilisateur, on accéde à l'interface d'administration de Django.</text:span></text:span></text:p>
      <text:p text:style-name="Text_20_body"><text:span text:style-name="Source_20_Text"><text:span text:style-name="T43">déployer</text:span></text:span><text:span text:style-name="Source_20_Text"><text:span text:style-name="T18"> </text:span></text:span><text:span text:style-name="Source_20_Text"><text:span text:style-name="T59">= </text:span></text:span><text:span text:style-name="Source_20_Text"><text:span text:style-name="T18">mettre en ligne </text:span></text:span><text:span text:style-name="Source_20_Text"><text:span text:style-name="T59">un </text:span></text:span><text:span text:style-name="Source_20_Text"><text:span text:style-name="T18">site </text:span></text:span><text:span text:style-name="Source_20_Text"><text:span text:style-name="T59">sur un serveur internet (=public), par ex. PythonAnywhere.</text:span></text:span></text:p>
      <text:p text:style-name="Text_20_body"><text:span text:style-name="Source_20_Text"><text:span text:style-name="T24">GitHub</text:span></text:span><text:span text:style-name="Source_20_Text"><text:span text:style-name="T21"> = pour héberger notre code en ligne, intermédiaire pour envoyer et récupérer notre code sur le serveur internet</text:span></text:span></text:p>
      <text:p text:style-name="Text_20_body"><text:span text:style-name="Source_20_Text"><text:span text:style-name="T24">gestionnaire de version</text:span></text:span><text:span text:style-name="Source_20_Text"><text:span text:style-name="T21"> </text:span></text:span><text:span text:style-name="Source_20_Text"><text:span text:style-name="T22">=</text:span></text:span><text:span text:style-name="Source_20_Text"><text:span text:style-name="T21"> logiciel </text:span></text:span><text:span text:style-name="Source_20_Text"><text:span text:style-name="T22">qui </text:span></text:span><text:span text:style-name="Source_20_Text"><text:span text:style-name="T21">permet de garder une trace des modifications apportées à chaque fichier afin qu</text:span></text:span><text:span text:style-name="Source_20_Text"><text:span text:style-name="T22">'on </text:span></text:span><text:span text:style-name="Source_20_Text"><text:span text:style-name="T21">puiss</text:span></text:span><text:span text:style-name="Source_20_Text"><text:span text:style-name="T22">e</text:span></text:span><text:span text:style-name="Source_20_Text"><text:span text:style-name="T21"> facilement revenir en arrière ou à une version spécifique. </text:span></text:span><text:span text:style-name="Source_20_Text"><text:span text:style-name="T22">T</text:span></text:span><text:span text:style-name="Source_20_Text"><text:span text:style-name="T21">outes les modifications apportées à un ensemble de fichiers </text:span></text:span><text:span text:style-name="Source_20_Text"><text:span text:style-name="T22">sont conservés </text:span></text:span><text:span text:style-name="Source_20_Text"><text:span text:style-name="T21">dans un "repository".</text:span></text:span></text:p>
      <text:p text:style-name="Text_20_body"><text:span text:style-name="Source_20_Text"><text:span text:style-name="T24">fichiers statiques</text:span></text:span><text:span text:style-name="Source_20_Text"><text:span text:style-name="T21"> </text:span></text:span><text:span text:style-name="Source_20_Text"><text:span text:style-name="T19">= fichiers qui ne changement que très rarement ou qui n’exécutent pas de code de programmation. C'est le cas des fichiers HTML ou CSS. Les fichiers statiques ne se comportent pas de la même façon sur un serveur et sur votre ordinateur : nous avons besoin d'un outil comme "whitenoise" pour qu'ils soient servis.</text:span></text:span></text:p>
      <text:p text:style-name="Text_20_body"><text:span text:style-name="Source_20_Text"><text:span text:style-name="T23">Regex</text:span></text:span><text:span text:style-name="Source_20_Text"><text:span text:style-name="T19">, </text:span></text:span><text:span text:style-name="Source_20_Text"><text:span text:style-name="T20">ou </text:span></text:span><text:span text:style-name="Source_20_Text"><text:span text:style-name="T19">expressions régulières, </text:span></text:span><text:span text:style-name="Source_20_Text"><text:span text:style-name="T20">ont beaucoup de règles qui permettent de donner une description de la chaîne de caractères que l'on recherche (</text:span></text:span><text:span text:style-name="Source_20_Text"><text:span text:style-name="T36">pattern)</text:span></text:span><text:span text:style-name="Source_20_Text"><text:span text:style-name="T20">.</text:span></text:span></text:p>
      <text:p text:style-name="P16"><text:span text:style-name="Source_20_Text"><text:span text:style-name="T26">cha</text:span></text:span><text:span text:style-name="Source_20_Text"><text:span text:style-name="T27">î</text:span></text:span><text:span text:style-name="Source_20_Text"><text:span text:style-name="T26">ne de car</text:span></text:span><text:span text:style-name="Source_20_Text"><text:span text:style-name="T62">actères</text:span></text:span><text:span text:style-name="Source_20_Text"><text:span text:style-name="T64"> (string</text:span></text:span><text:span text:style-name="Source_20_Text"><text:span text:style-name="T65">)</text:span></text:span></text:p>
      <text:p text:style-name="P12"><text:soft-page-break/>pattern d'URL:</text:p>
      <text:p text:style-name="P12"/>
      <text:p text:style-name="P19"><text:span text:style-name="Source_20_Text"><text:span text:style-name="T71">urlpatterns = [</text:span></text:span></text:p>
      <text:p text:style-name="P19"><text:span text:style-name="Source_20_Text"><text:span text:style-name="T71"><text:s text:c="4"/>url(r'^$', views.post_list, name='post_list'),</text:span></text:span></text:p>
      <text:p text:style-name="P18"><text:span text:style-name="Source_20_Text"><text:span text:style-name="T72">]</text:span></text:span></text:p>
      <text:p text:style-name="P17"><text:span text:style-name="Source_20_Text"><text:span text:style-name="T70">pour l'</text:span></text:span><text:span text:style-name="Source_20_Text"><text:span text:style-name="T69">url </text:span></text:span><text:span text:style-name="Source_20_Text"><text:span text:style-name="T70">= </text:span></text:span><text:span text:style-name="Source_20_Text"><text:span text:style-name="T69">^$, </text:span></text:span><text:span text:style-name="Source_20_Text"><text:span text:style-name="T70">afficher la </text:span></text:span><text:span text:style-name="Source_20_Text"><text:span text:style-name="T69">vue = post_list. </text:span></text:span><text:span text:style-name="Source_20_Text"><text:span text:style-name="T70">Cette URL a le nom = </text:span></text:span><text:span text:style-name="Source_20_Text"><text:span text:style-name="T69">post_list </text:span></text:span><text:span text:style-name="Source_20_Text"><text:span text:style-name="T70">(Attention! il faut un nom unique à chaque URL créé).</text:span></text:span></text:p>
      <text:p text:style-name="P13"><text:span text:style-name="Source_20_Text"><text:span text:style-name="T9">--------</text:span></text:span></text:p>
      <text:p text:style-name="P13"><text:span text:style-name="Source_20_Text"><text:span text:style-name="T9">Liste des servers:</text:span></text:span></text:p>
      <text:p text:style-name="P13"><text:span text:style-name="Source_20_Text"><text:span text:style-name="T9">Live server: </text:span></text:span><text:a xlink:type="simple" xlink:href="http://margo.pythonanywhere.com/" text:style-name="Internet_20_link" text:visited-style-name="Visited_20_Internet_20_Link"><text:span text:style-name="Source_20_Text"><text:span text:style-name="T9">http://margo.pythonanywhere.com/</text:span></text:span></text:a></text:p>
      <text:p text:style-name="P13"><text:span text:style-name="Source_20_Text"><text:span text:style-name="T9">dev server: </text:span></text:span><text:a xlink:type="simple" xlink:href="http://127.0.0.1:8000/" text:style-name="Internet_20_link" text:visited-style-name="Visited_20_Internet_20_Link"><text:span text:style-name="Source_20_Text"><text:span text:style-name="T9">http://127.0.0.1:8000/</text:span></text:span></text:a></text:p>
      <text:p text:style-name="P13"><text:span text:style-name="Source_20_Text"><text:span text:style-name="T9">admin login: </text:span></text:span><text:a xlink:type="simple" xlink:href="http://127.0.0.1:8000/admin" text:style-name="Internet_20_link" text:visited-style-name="Visited_20_Internet_20_Link"><text:span text:style-name="Source_20_Text"><text:span text:style-name="T9">http://127.0.0.1:8000/admin</text:span></text:span></text:a></text:p>
      <text:p text:style-name="P13"><text:span text:style-name="Source_20_Tex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09:52:33.329379460</meta:creation-date>
    <dc:date>2016-02-27T17:36:52.279280261</dc:date>
    <meta:editing-duration>PT6H47M2S</meta:editing-duration>
    <meta:editing-cycles>25</meta:editing-cycles>
    <meta:generator>LibreOffice/4.4.2.2$Linux_X86_64 LibreOffice_project/40m0$Build-2</meta:generator>
    <meta:document-statistic meta:table-count="0" meta:image-count="0" meta:object-count="0" meta:page-count="3" meta:paragraph-count="56" meta:word-count="715" meta:character-count="4545" meta:non-whitespace-character-count="3874"/>
  </office:meta>
</office:document-meta>
</file>